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variant="normal" fo:text-transform="none" style:font-name="Liberation Serif" fo:font-size="12pt" fo:letter-spacing="normal" fo:font-style="normal" fo:font-weight="normal" officeooo:rsid="002ddeaf" officeooo:paragraph-rsid="0044d12a" style:font-weight-asian="normal" style:font-weight-complex="normal"/>
    </style:style>
    <style:style style:name="P2" style:family="paragraph" style:parent-style-name="Text_20_body" style:list-style-name="L1">
      <style:text-properties officeooo:rsid="002ddeaf" officeooo:paragraph-rsid="00567c92"/>
    </style:style>
    <style:style style:name="P3" style:family="paragraph" style:parent-style-name="Text_20_body" style:list-style-name="L1">
      <style:text-properties style:font-name="Liberation Serif" officeooo:rsid="003ac7cc" officeooo:paragraph-rsid="00567c92"/>
    </style:style>
    <style:style style:name="P4" style:family="paragraph" style:parent-style-name="Text_20_body" style:list-style-name="L1">
      <style:text-properties style:font-name="Liberation Serif" officeooo:rsid="003d1e4b" officeooo:paragraph-rsid="00567c92"/>
    </style:style>
    <style:style style:name="P5" style:family="paragraph" style:parent-style-name="Horizontal_20_Line">
      <style:paragraph-properties fo:margin-top="0cm" fo:margin-bottom="0.247cm" style:contextual-spacing="false" fo:line-height="115%"/>
      <style:text-properties style:font-name="Liberation Serif" officeooo:rsid="002ddeaf"/>
    </style:style>
    <style:style style:name="P6" style:family="paragraph" style:parent-style-name="Heading_20_3">
      <style:paragraph-properties fo:margin-top="0cm" fo:margin-bottom="0.247cm" style:contextual-spacing="false" fo:line-height="115%"/>
      <style:text-properties style:font-name="Liberation Serif" fo:font-weight="normal" officeooo:rsid="00370792" officeooo:paragraph-rsid="00370792" style:font-weight-asian="normal" style:font-weight-complex="normal"/>
    </style:style>
    <style:style style:name="P7" style:family="paragraph" style:parent-style-name="Text_20_body" style:list-style-name="L2">
      <style:text-properties officeooo:rsid="002ddeaf" officeooo:paragraph-rsid="00567c92"/>
    </style:style>
    <style:style style:name="P8" style:family="paragraph" style:parent-style-name="Text_20_body" style:list-style-name="L3">
      <style:text-properties officeooo:rsid="002ddeaf" officeooo:paragraph-rsid="00567c92"/>
    </style:style>
    <style:style style:name="P9" style:family="paragraph" style:parent-style-name="Text_20_body" style:list-style-name="L3">
      <style:text-properties style:font-name="Liberation Serif" officeooo:rsid="003e1736" officeooo:paragraph-rsid="00567c92"/>
    </style:style>
    <style:style style:name="P10" style:family="paragraph" style:parent-style-name="Text_20_body" style:list-style-name="L3">
      <style:text-properties style:font-name="Liberation Serif" officeooo:rsid="00331018" officeooo:paragraph-rsid="00567c92"/>
    </style:style>
    <style:style style:name="P11" style:family="paragraph" style:parent-style-name="Text_20_body" style:list-style-name="L3">
      <style:text-properties style:font-name="Liberation Serif" officeooo:rsid="003f3c61" officeooo:paragraph-rsid="00567c92"/>
    </style:style>
    <style:style style:name="P12" style:family="paragraph" style:parent-style-name="Heading_20_3">
      <style:paragraph-properties fo:margin-top="0cm" fo:margin-bottom="0.247cm" style:contextual-spacing="false" fo:line-height="115%" fo:break-before="page"/>
      <style:text-properties style:font-name="Liberation Serif" fo:font-weight="normal" officeooo:rsid="00370792" officeooo:paragraph-rsid="00370792" style:font-weight-asian="normal" style:font-weight-complex="normal"/>
    </style:style>
    <style:style style:name="P13" style:family="paragraph" style:parent-style-name="Text_20_body" style:list-style-name="L4">
      <style:text-properties officeooo:rsid="002ddeaf"/>
    </style:style>
    <style:style style:name="P14" style:family="paragraph" style:parent-style-name="Text_20_body" style:list-style-name="L4">
      <style:text-properties style:font-name="Liberation Serif" officeooo:rsid="00411a24" officeooo:paragraph-rsid="00411a24"/>
    </style:style>
    <style:style style:name="P15" style:family="paragraph" style:parent-style-name="Text_20_body">
      <style:text-properties style:font-name="Liberation Serif" fo:font-weight="normal" officeooo:rsid="002ddeaf" officeooo:paragraph-rsid="0026e1fc" style:font-weight-asian="normal" style:font-weight-complex="normal"/>
    </style:style>
    <style:style style:name="P16" style:family="paragraph" style:parent-style-name="Text_20_body">
      <style:text-properties fo:font-variant="normal" fo:text-transform="none" style:font-name="Liberation Serif" fo:font-size="12pt" fo:letter-spacing="normal" fo:font-style="normal" fo:font-weight="normal" officeooo:rsid="0045261e" officeooo:paragraph-rsid="0045261e" style:font-weight-asian="normal" style:font-weight-complex="normal"/>
    </style:style>
    <style:style style:name="P17" style:family="paragraph" style:parent-style-name="Text_20_body">
      <style:text-properties fo:font-variant="normal" fo:text-transform="none" style:font-name="Liberation Serif" fo:font-size="12pt" fo:letter-spacing="normal" fo:font-style="normal" fo:font-weight="normal" officeooo:rsid="002ddeaf" officeooo:paragraph-rsid="0044d12a" style:font-weight-asian="normal" style:font-weight-complex="normal"/>
    </style:style>
    <style:style style:name="P18" style:family="paragraph" style:parent-style-name="Text_20_body">
      <style:text-properties fo:font-variant="normal" fo:text-transform="none" style:font-name="Liberation Serif" fo:font-size="12pt" fo:letter-spacing="normal" fo:font-style="normal" fo:font-weight="bold" officeooo:rsid="002ddeaf" officeooo:paragraph-rsid="0044d12a" style:font-weight-asian="bold" style:font-weight-complex="bold"/>
    </style:style>
    <style:style style:name="P19" style:family="paragraph" style:parent-style-name="Text_20_body">
      <style:text-properties fo:font-variant="normal" fo:text-transform="none" style:font-name="Liberation Serif" fo:font-size="12pt" fo:letter-spacing="normal" fo:font-style="normal" fo:font-weight="normal" officeooo:rsid="002ddeaf" officeooo:paragraph-rsid="00503f40" style:font-weight-asian="normal" style:font-weight-complex="normal"/>
    </style:style>
    <style:style style:name="P20" style:family="paragraph" style:parent-style-name="Text_20_body">
      <style:text-properties style:font-name="Liberation Serif" officeooo:paragraph-rsid="0044d12a"/>
    </style:style>
    <style:style style:name="P21" style:family="paragraph" style:parent-style-name="Text_20_body">
      <style:text-properties style:font-name="Liberation Serif" officeooo:rsid="0046e6f5" officeooo:paragraph-rsid="0046e6f5"/>
    </style:style>
    <style:style style:name="P22" style:family="paragraph" style:parent-style-name="Text_20_body">
      <style:paragraph-properties fo:break-before="page"/>
      <style:text-properties style:font-name="Liberation Serif" fo:font-size="18pt" officeooo:rsid="0046e6f5" officeooo:paragraph-rsid="0046e6f5" style:font-size-asian="18pt" style:font-size-complex="18pt"/>
    </style:style>
    <style:style style:name="P23" style:family="paragraph" style:parent-style-name="Text_20_body">
      <style:text-properties style:font-name="Liberation Serif" fo:font-weight="bold" officeooo:rsid="0046e6f5" officeooo:paragraph-rsid="0046e6f5" style:font-weight-asian="bold" style:font-weight-complex="bold"/>
    </style:style>
    <style:style style:name="P24" style:family="paragraph" style:parent-style-name="Text_20_body">
      <style:text-properties style:font-name="Liberation Serif" fo:font-size="12pt" fo:font-weight="bold" officeooo:rsid="004d8f97" officeooo:paragraph-rsid="004d8f97" style:font-size-asian="12pt" style:font-weight-asian="bold" style:font-size-complex="12pt" style:font-weight-complex="bold"/>
    </style:style>
    <style:style style:name="P25" style:family="paragraph" style:parent-style-name="Text_20_body">
      <style:text-properties fo:font-variant="normal" fo:text-transform="none" style:font-name="Liberation Serif" fo:font-size="12pt" fo:letter-spacing="normal" fo:font-style="normal" fo:font-weight="normal" officeooo:rsid="0046e6f5" officeooo:paragraph-rsid="0046e6f5" style:font-size-asian="12pt" style:font-size-complex="12pt"/>
    </style:style>
    <style:style style:name="P26" style:family="paragraph" style:parent-style-name="Text_20_body">
      <style:text-properties style:font-name="Liberation Serif" fo:font-weight="bold" officeooo:rsid="0048a7fd" officeooo:paragraph-rsid="0048a7fd" style:font-weight-asian="bold" style:font-weight-complex="bold"/>
    </style:style>
    <style:style style:name="P27" style:family="paragraph" style:parent-style-name="Text_20_body">
      <style:text-properties style:font-name="Liberation Serif" officeooo:rsid="0048a7fd" officeooo:paragraph-rsid="0048a7fd"/>
    </style:style>
    <style:style style:name="P28" style:family="paragraph" style:parent-style-name="Text_20_body">
      <style:text-properties style:font-name="Liberation Serif" fo:font-size="18pt" officeooo:rsid="0048b1c4" officeooo:paragraph-rsid="0048b1c4" style:font-size-asian="18pt" style:font-size-complex="18pt"/>
    </style:style>
    <style:style style:name="P29" style:family="paragraph" style:parent-style-name="Text_20_body">
      <style:paragraph-properties fo:break-before="page"/>
      <style:text-properties style:font-name="Liberation Serif" fo:font-size="18pt" officeooo:rsid="0048b1c4" officeooo:paragraph-rsid="0048b1c4" style:font-size-asian="18pt" style:font-size-complex="18pt"/>
    </style:style>
    <style:style style:name="P30" style:family="paragraph" style:parent-style-name="Text_20_body">
      <style:text-properties fo:font-variant="normal" fo:text-transform="none" style:font-name="Liberation Serif" fo:font-size="12pt" fo:letter-spacing="normal" fo:font-style="normal" fo:font-weight="normal" officeooo:rsid="002ddeaf" officeooo:paragraph-rsid="0048b1c4" style:font-weight-asian="normal" style:font-weight-complex="normal"/>
    </style:style>
    <style:style style:name="P31" style:family="paragraph" style:parent-style-name="Text_20_body">
      <style:text-properties fo:font-variant="normal" fo:text-transform="none" style:font-name="Liberation Serif" fo:font-size="12pt" fo:letter-spacing="normal" fo:font-style="normal" fo:font-weight="normal" officeooo:rsid="0048b1c4" officeooo:paragraph-rsid="0048b1c4" style:font-weight-asian="normal" style:font-weight-complex="normal"/>
    </style:style>
    <style:style style:name="P32" style:family="paragraph" style:parent-style-name="Text_20_body">
      <style:text-properties fo:font-variant="normal" fo:text-transform="none" style:font-name="Liberation Serif" fo:font-size="12pt" fo:letter-spacing="normal" fo:font-style="normal" fo:font-weight="bold" officeooo:rsid="002ddeaf" officeooo:paragraph-rsid="0048b1c4" style:font-weight-asian="bold" style:font-weight-complex="bold"/>
    </style:style>
    <style:style style:name="P33" style:family="paragraph" style:parent-style-name="Text_20_body">
      <style:text-properties fo:font-variant="normal" fo:text-transform="none" style:font-name="Liberation Serif" fo:font-size="12pt" fo:letter-spacing="normal" fo:font-style="normal" fo:font-weight="normal" officeooo:rsid="0048b24c" officeooo:paragraph-rsid="0048b24c" style:font-weight-asian="normal" style:font-weight-complex="normal"/>
    </style:style>
    <style:style style:name="P34" style:family="paragraph" style:parent-style-name="Text_20_body">
      <style:text-properties style:font-name="Liberation Serif" officeooo:rsid="00495f34" officeooo:paragraph-rsid="00495f34"/>
    </style:style>
    <style:style style:name="P35" style:family="paragraph" style:parent-style-name="Text_20_body">
      <style:text-properties style:font-name="Liberation Serif" officeooo:paragraph-rsid="0048b1c4"/>
    </style:style>
    <style:style style:name="T1" style:family="text">
      <style:text-properties style:font-name="Liberation Serif"/>
    </style:style>
    <style:style style:name="T2" style:family="text">
      <style:text-properties style:font-name="Liberation Serif" officeooo:rsid="003b62d9"/>
    </style:style>
    <style:style style:name="T3" style:family="text">
      <style:text-properties style:font-name="Liberation Serif" officeooo:rsid="00370792"/>
    </style:style>
    <style:style style:name="T4" style:family="text">
      <style:text-properties officeooo:rsid="00331786"/>
    </style:style>
    <style:style style:name="T5" style:family="text">
      <style:text-properties officeooo:rsid="00380fcc"/>
    </style:style>
    <style:style style:name="T6" style:family="text">
      <style:text-properties style:font-name="Liberation Serif" officeooo:rsid="0032a15a"/>
    </style:style>
    <style:style style:name="T7" style:family="text">
      <style:text-properties fo:font-size="18pt" style:font-size-asian="18pt" style:font-size-complex="18pt"/>
    </style:style>
    <style:style style:name="T8" style:family="text">
      <style:text-properties officeooo:rsid="004d8f97"/>
    </style:style>
    <style:style style:name="T9" style:family="text">
      <style:text-properties fo:font-weight="bold" style:font-weight-asian="bold" style:font-weight-complex="bold"/>
    </style:style>
    <style:style style:name="T10" style:family="text">
      <style:text-properties officeooo:rsid="00495f3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e qui est à modifier pour les futurs projets.</text:h>
      <text:list text:style-name="L1">
        <text:list-item>
          <text:p text:style-name="P2"><text:span text:style-name="Strong_20_Emphasis"><text:span text:style-name="T1">Prévoir le matériel avec plus de précision</text:span></text:span><text:span text:style-name="T1"> : décider à l’avance si chaque participant doit apporter son propre équipement ou si tout sera fourni sur place. </text:span></text:p>
          <text:list>
            <text:list-item>
              <text:p text:style-name="P3">On a par exemple pas tout de suite prévue si on avais besoin d’un modem wifi, alors que c’est une question qu’il aurait fallu aborder.</text:p>
            </text:list-item>
          </text:list>
        </text:list-item>
        <text:list-item>
          <text:p text:style-name="P2"><text:span text:style-name="Strong_20_Emphasis"><text:span text:style-name="T1">Planification des idées</text:span></text:span><text:span text:style-name="T1"> : certaines idées auraient dû être mises en œuvre dans un ordre différent pour faciliter la réalisation des tâches et améliorer la fluidité de l’organisation.</text:span></text:p>
          <text:list>
            <text:list-item>
              <text:p text:style-name="P2"><text:span text:style-name="T1"><text:s/></text:span><text:span text:style-name="T2">On a tout de suite commencé à penser à inviter les participants sans forcemment penser à comment on allais fournir les boissons et la nourritures par exemple, il a fallu corriger ça.</text:span></text:p>
            </text:list-item>
          </text:list>
        </text:list-item>
        <text:list-item>
          <text:p text:style-name="P2"><text:span text:style-name="Strong_20_Emphasis"><text:span text:style-name="T1">Organisation générale</text:span></text:span><text:span text:style-name="T1"> : mieux structurer le projet dès le départ pour éviter le manque de concret et les imprévus. </text:span></text:p>
          <text:list>
            <text:list-item>
              <text:p text:style-name="P4">L’ordre des décisions, les notes sur le matériel dont on a besoin, comme mentionnés plus tôt. Il aurait fallut faire des tableaux de comparaisons etc.</text:p>
            </text:list-item>
          </text:list>
        </text:list-item>
      </text:list>
      <text:p text:style-name="P5"/>
      <text:h text:style-name="P6" text:outline-level="3">Ce qui est à garder pour les futur projets.</text:h>
      <text:list text:style-name="L2">
        <text:list-item>
          <text:p text:style-name="P7"><text:span text:style-name="Strong_20_Emphasis"><text:span text:style-name="T1">Gameplay original</text:span></text:span><text:span text:style-name="T1"> : l’idée d’un PvP Minecraft accompagnée d’une soirée sociale (apéro, musique, jeux de société) <text:s/>rend l’événement plus attrayant qu’une simple partie de jeu entre amis. </text:span></text:p>
        </text:list-item>
        <text:list-item>
          <text:p text:style-name="P7"><text:span text:style-name="T3">Cette idée de faire « plus » que ce qui est le centre de l’evenement est à garder.</text:span></text:p>
        </text:list-item>
      </text:list>
      <text:p text:style-name="P5"/>
      <text:h text:style-name="P6" text:outline-level="3">Les difficultés rencontrées</text:h>
      <text:list text:style-name="L3">
        <text:list-item>
          <text:p text:style-name="P8"><text:span text:style-name="Strong_20_Emphasis"><text:span text:style-name="T1">Manque de concret et d’organisation</text:span></text:span><text:span text:style-name="T1"> : certaines étapes n’étaient pas clairement planifiées, ce qui a pu ralentir le déroulement de l’événement. </text:span></text:p>
          <text:list>
            <text:list-item>
              <text:p text:style-name="P9">On savais pas forcemment tout ce dont on avais besoin pour organiser notre evenement, il a donc fallu partir d’un simple pc poru faire tourner un serveur à planifier la nourriture, la billeterie et la promotion de l’evenement.</text:p>
            </text:list-item>
          </text:list>
        </text:list-item>
        <text:list-item>
          <text:p text:style-name="P10">L’organisation a représenté un gros point noir et le projet manquait de concret en partie à cause de cette organisation <text:span text:style-name="T4">et cette planification. </text:span></text:p>
          <text:list>
            <text:list-item>
              <text:p text:style-name="P11">Il y avais un flou quant à ce qu’on voulais et devaire faire pour aboutir à ce qu’on voulais faire.</text:p>
            </text:list-item>
          </text:list>
        </text:list-item>
      </text:list>
      <text:p text:style-name="P5"/>
      <text:h text:style-name="P6" text:outline-level="3"/>
      <text:h text:style-name="P12" text:outline-level="3">Ce qui a été appris <text:span text:style-name="T5">et est à améliorer pour les prochaines fois par conséquence.</text:span></text:h>
      <text:list text:style-name="L4">
        <text:list-item>
          <text:p text:style-name="P13"><text:span text:style-name="Strong_20_Emphasis"><text:span text:style-name="T1">Établir un plan clair et structuré</text:span></text:span><text:span text:style-name="T1"> pour chaque tâche, </text:span><text:span text:style-name="T6">par ordre de catégorie, puis par ordre chronologique afin que les bonnes personnes s’occupent des bonnes tâches.</text:span></text:p>
          <text:list>
            <text:list-item>
              <text:p text:style-name="P14">Pourquoi pas faire des tableaux de comparaisons.</text:p>
            </text:list-item>
          </text:list>
        </text:list-item>
        <text:list-item>
          <text:p text:style-name="P13"><text:span text:style-name="Strong_20_Emphasis"><text:span text:style-name="T1">Catégoriser les tâches </text:span></text:span><text:span text:style-name="Strong_20_Emphasis"><text:span text:style-name="T6">de manière plus concret</text:span></text:span><text:span text:style-name="T1"> pour faciliter l’organisation </text:span><text:span text:style-name="T6">générale</text:span><text:span text:style-name="T1">.</text:span></text:p>
        </text:list-item>
        <text:list-item>
          <text:p text:style-name="P13"><text:span text:style-name="Strong_20_Emphasis"><text:span text:style-name="T1">Suivi régulier</text:span></text:span><text:span text:style-name="T1"> : vérifier que toutes les étapes planifiées sont bien réalisées.</text:span></text:p>
        </text:list-item>
      </text:list>
      <text:p text:style-name="P15"/>
      <text:p text:style-name="P16">Autoevaluations des membres du groupe.</text:p>
      <text:p text:style-name="P17"/>
      <text:p text:style-name="P17"><text:span text:style-name="T7">Martim</text:span> </text:p>
      <text:p text:style-name="P18">Ce que j'ai appris : </text:p>
      <text:p text:style-name="P19">J'ai appris à utiliser les outils trello, gantt et faire un PV. Après avoir commencé mal, j'ai appris l'importance de décomposer les tâches, de définir des priorités et de suivre l'avancement de manière structurée. J'ai aussi appris de mes erreurs en prenant mon temps à organiser l'évènement et de ne pas se précipiter. </text:p>
      <text:p text:style-name="P18">Difficultées :</text:p>
      <text:p text:style-name="P17"><text:s/>J'ai eu des difficultées à estimer correctement la durée de certaines tâches (à cause de mon manque d'expérience). J'ai eu des difficultées aussi pour la gestion du temps et quelques erreurs de communication dans le groupe. </text:p>
      <text:p text:style-name="P18">Ce que je dois modifier : </text:p>
      <text:p text:style-name="P17">Être plus rigoureux dans le travail en faisant ce qui doit être fais le plus vite possible (pour ne pas oublier de le faire). Je dois anticiper les imprévus en prévoyant des marges de temps de travail (au cas où il y a une baisse de productivité d'un jour à l'autre). </text:p>
      <text:p text:style-name="P18">Ce que je dois garder : </text:p>
      <text:p text:style-name="P17">Je dois garder ma capacité à m'adapter aux changements (lieu de la lan pose un problème, budget limité, ...). Je dois garder la volonté de vouloir mener un évènement jusqu'au bout en se donnant au max.</text:p>
      <text:p text:style-name="P20"/>
      <text:p text:style-name="P20"/>
      <text:p text:style-name="P21"/>
      <text:p text:style-name="P22">Diego</text:p>
      <text:p text:style-name="P23">Ce que j’ai appris : </text:p>
      <text:p text:style-name="P21">J’ai appris à utiliser les outils pour préparer un projet.</text:p>
      <text:p text:style-name="P21">Comment prévoir des tâches sur des périodes de temps et comment bien les répartir sur Gantt project. Uploader des fichiers en commun sur Trello et j’ai amélioré mes capacités de travail d’équipe avec mes camarades</text:p>
      <text:p text:style-name="P23">Difficultés : </text:p>
      <text:p text:style-name="P21">Malgré tout, j’ai parfois eu de la peine à bien répartir les tâches Gantt sur la durée, parfois aussi, le fichier n’était pas assez fourni en tâche diverses voire elles n’étaient pas très cohérentes. J’ai tout de même appris de mes erreurs et j’ai corrigé du mieux que jepense mes problèmes.</text:p>
      <text:p text:style-name="P24">Ce que je dois modifier : </text:p>
      <text:p text:style-name="P25">Faire plus rapidement le travail pour avoir moin a faire après, et s'attaquer en priorité aux tâches difficiles.</text:p>
      <text:p text:style-name="P26">Ce que je dois <text:span text:style-name="T8">garder</text:span> : </text:p>
      <text:p text:style-name="P27">Être motivé a toujours vouloir faire mieux pendant le projet et ne jamais baisser les bras même si la tâche semble compliquée. Et toujours vouloir donner le meilleur de sois pour mon équipe.</text:p>
      <text:p text:style-name="P27"/>
      <text:p text:style-name="P28"/>
      <text:p text:style-name="P29">Tiziano</text:p>
      <text:p text:style-name="P30"><text:span text:style-name="T9">Ce que j'ai appris :</text:span> </text:p>
      <text:p text:style-name="P31">J’ai appris à travailler en groupe et l’utilisation de nouveaux outils. J’ai également appris les méthodes d’organisations d’execution d’un projet (avec la méthode des 6 pas). J’ai appris à gérer le rôle de « manager ».</text:p>
      <text:p text:style-name="P32">Difficultées :</text:p>
      <text:p text:style-name="P31">J’ai eut de la peine à me positionner par rapport à ce qui était demandé. </text:p>
      <text:p text:style-name="P32">Ce que je dois modifier : </text:p>
      <text:p text:style-name="P33">Mieux organiser le projet et mettre de véritable moyen d’organisations en place, tel que des tableaux de comparaisons, des to do lists, de manière plus précise et concrète. <text:span text:style-name="T10">Réfléchir à ce qu’attend le mandataire plutôt qu’à forcemment tous les détails. Le gameplay c’est pas quelque chose de très important pour le mandataire par exemple.</text:span></text:p>
      <text:p text:style-name="P32">Ce que je dois garder : </text:p>
      <text:p text:style-name="P34">Je pense pouvoir être plutôt fier de l’idée que j’ai eue pour l’aspect un peu « gameplay » de la chose, car c’est un concept que je pense pouvoir réutilsier en dehors du cadre de ce projet. La volonté était donc là de chercher à faire ‘plus loin’ et je pense que je dois garder ça.</text:p>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20fd2" officeooo:paragraph-rsid="00120fd2"/>
    </style:style>
    <style:style style:name="MP2" style:family="paragraph" style:parent-style-name="Footer">
      <style:text-properties officeooo:rsid="00131135" officeooo:paragraph-rsid="00131135"/>
    </style:style>
    <style:style style:name="MT1" style:family="text">
      <style:text-properties officeooo:rsid="002599ab"/>
    </style:style>
    <style:style style:name="MT2" style:family="text">
      <style:text-properties officeooo:rsid="00523a66"/>
    </style:style>
    <style:style style:name="MT3" style:family="text">
      <style:text-properties officeooo:rsid="0053d78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EVA1B5_<text:span text:style-name="MT1">Eval</text:span></text:p>
      </style:header>
      <style:footer>
        <text:p text:style-name="MP2">Tiziano Dimo<text:tab/><text:tab/>Le <text:span text:style-name="MT2">1</text:span><text:span text:style-name="MT3">2 </text:span><text:span text:style-name="MT2">novembre </text:span>202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dc:date>2025-11-07T18:34:53.261742334</dc:date>
    <meta:editing-duration>PT2H56M21S</meta:editing-duration>
    <meta:editing-cycles>63</meta:editing-cycles>
    <meta:document-statistic meta:table-count="0" meta:image-count="0" meta:object-count="0" meta:page-count="4" meta:paragraph-count="51" meta:word-count="966" meta:character-count="5540" meta:non-whitespace-character-count="4617"/>
  </office:meta>
</office:document-meta>
</file>